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da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7d25" style:font-style-asian="italic" style:font-style-complex="italic"/>
    </style:style>
    <style:style style:name="T3" style:family="text">
      <style:text-properties officeooo:rsid="00067d25"/>
    </style:style>
    <style:style style:name="T4" style:family="text">
      <style:text-properties fo:font-style="normal" officeooo:rsid="00067d25" style:font-style-asian="normal" style:font-style-complex="normal"/>
    </style:style>
    <style:style style:name="T5" style:family="text">
      <style:text-properties fo:font-style="normal" officeooo:rsid="000c91ca" style:font-style-asian="normal" style:font-style-complex="normal"/>
    </style:style>
    <style:style style:name="T6" style:family="text">
      <style:text-properties officeooo:rsid="00083c67"/>
    </style:style>
    <style:style style:name="T7" style:family="text">
      <style:text-properties officeooo:rsid="00097d9b"/>
    </style:style>
    <style:style style:name="T8" style:family="text">
      <style:text-properties officeooo:rsid="000c91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plate<text:span text:style-name="T6">s</text:span>-formes <text:span text:style-name="T7">commerciales de partage de contenu</text:span> favorisent la propagation des <text:span text:style-name="T1">fake news</text:span>. En effet, le modèle économique de la plupart des réseaux commercia<text:span text:style-name="T3">ux</text:span> est publicitaire : plus les utilisateurs passent du temps sur les plate<text:span text:style-name="T6">s</text:span>-formes, plus ils regardent de publicité, et plus les plate<text:span text:style-name="T6">s</text:span>-formes gagnent d’argent. <text:span text:style-name="T3">C’est la raison pour laquelle leurs algorithmes (qui décident des contenus qui sont recommandés aux utilisateurs) promeuvent les </text:span><text:span text:style-name="T2">fake news</text:span><text:span text:style-name="T4">, </text:span><text:span text:style-name="T5">qui provoquent davantage d'émotions que d'autres types de contenus</text:span><text:span text:style-name="T4">.</text:span><text:span text:style-name="T3"> </text:span>Ainsi, Benjamin Bayart explique que Facebook «<text:span text:style-name="T8"> </text:span>[met] en avant les articles […] qui entraînent le plus d’engagement, […] et pour la consommation publicitaire, c’est très bon.<text:span text:style-name="T8"> </text:span>» De même, Guillaume Chaslot raconte que «<text:span text:style-name="T8"> </text:span>le cœur du problème, ce ne sont pas les fake news, mais le fait que celles-ci soient recommandées automatiquement<text:span text:style-name="T8"> </text:span>» pour gagner plus d’argent par la publicité. Donc les algorithmes des plate<text:span text:style-name="T6">s</text:span>-formes favorisent la propagation des <text:span text:style-name="T1">fake news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1T20:47:16.016052921</meta:creation-date>
    <meta:editing-duration>PT10M20S</meta:editing-duration>
    <meta:editing-cycles>3</meta:editing-cycles>
    <meta:generator>LibreOffice/7.2.1.2$Linux_X86_64 LibreOffice_project/20$Build-2</meta:generator>
    <meta:initial-creator>Louis Paternault</meta:initial-creator>
    <dc:description>Copyright 2019—2020 Louis Paternault — http://snt.ababsurdo.fr

Publié sous licence Creative Commons Attribution-ShareAlike 4.0 International (CC BY-SA 4.0)
http://creativecommons.org/licenses/by-sa/4.0/deed.fr</dc:description>
    <dc:date>2021-10-07T21:19:34.617227926</dc:date>
    <dc:creator>Louis Paternault</dc:creator>
    <meta:document-statistic meta:table-count="0" meta:image-count="0" meta:object-count="0" meta:page-count="1" meta:paragraph-count="1" meta:word-count="149" meta:character-count="985" meta:non-whitespace-character-count="837"/>
  </office:meta>
</office:document-meta>
</file>